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2f9d" officeooo:paragraph-rsid="00152f9d" style:font-weight-asian="bold" style:font-weight-complex="bold"/>
    </style:style>
    <style:style style:name="P2" style:family="paragraph" style:parent-style-name="Standard" style:list-style-name="L1">
      <style:text-properties fo:font-weight="normal" officeooo:rsid="00152f9d" officeooo:paragraph-rsid="00152f9d" fo:background-color="#ff99ff" style:font-weight-asian="normal" style:font-weight-complex="normal"/>
    </style:style>
    <style:style style:name="P3" style:family="paragraph" style:parent-style-name="Standard" style:list-style-name="L1">
      <style:text-properties officeooo:paragraph-rsid="00152f9d" fo:background-color="#9999ff"/>
    </style:style>
    <style:style style:name="P4" style:family="paragraph" style:parent-style-name="Standard" style:list-style-name="L1">
      <style:text-properties officeooo:rsid="00152f9d" officeooo:paragraph-rsid="00152f9d" fo:background-color="#9999ff"/>
    </style:style>
    <style:style style:name="P5" style:family="paragraph" style:parent-style-name="Standard" style:list-style-name="L1">
      <style:text-properties officeooo:rsid="00170dfa" officeooo:paragraph-rsid="00170dfa" fo:background-color="#9999ff"/>
    </style:style>
    <style:style style:name="P6" style:family="paragraph" style:parent-style-name="Standard" style:list-style-name="L1">
      <style:text-properties officeooo:rsid="00170dfa" officeooo:paragraph-rsid="00170dfa" fo:background-color="#66ff99"/>
    </style:style>
    <style:style style:name="P7" style:family="paragraph" style:parent-style-name="Standard" style:list-style-name="L1">
      <style:text-properties officeooo:rsid="00170dfa" officeooo:paragraph-rsid="0018f15b" fo:background-color="#66ff99"/>
    </style:style>
    <style:style style:name="P8" style:family="paragraph" style:parent-style-name="Standard" style:list-style-name="L1">
      <style:text-properties officeooo:rsid="00170dfa" officeooo:paragraph-rsid="001a858d" fo:background-color="#66ff99"/>
    </style:style>
    <style:style style:name="P9" style:family="paragraph" style:parent-style-name="Standard" style:list-style-name="L1">
      <style:text-properties officeooo:rsid="001a858d" officeooo:paragraph-rsid="001a858d" fo:background-color="#66ff99"/>
    </style:style>
    <style:style style:name="P10" style:family="paragraph" style:parent-style-name="Standard" style:list-style-name="L1">
      <style:text-properties officeooo:rsid="00170dfa" officeooo:paragraph-rsid="00170dfa" fo:background-color="#99ff99"/>
    </style:style>
    <style:style style:name="P11" style:family="paragraph" style:parent-style-name="Standard" style:list-style-name="L1">
      <style:text-properties officeooo:rsid="0018f15b" officeooo:paragraph-rsid="0018f15b" fo:background-color="#99ff99"/>
    </style:style>
    <style:style style:name="P12" style:family="paragraph" style:parent-style-name="Standard" style:list-style-name="L1">
      <style:text-properties officeooo:rsid="0018f15b" officeooo:paragraph-rsid="0018f15b" fo:background-color="#ff6600"/>
    </style:style>
    <style:style style:name="T1" style:family="text">
      <style:text-properties fo:font-weight="normal" officeooo:rsid="00152f9d" style:font-weight-asian="normal" style:font-weight-complex="normal"/>
    </style:style>
    <style:style style:name="T2" style:family="text">
      <style:text-properties fo:background-color="#ffff66" loext:char-shading-value="0"/>
    </style:style>
    <style:style style:name="T3" style:family="text">
      <style:text-properties officeooo:rsid="001a858d" fo:background-color="#ffff66" loext:char-shading-value="0"/>
    </style:style>
    <style:style style:name="T4" style:family="text">
      <style:text-properties officeooo:rsid="001a94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térie :</text:p>
      <text:list xml:id="list1981262979235741800" text:style-name="L1">
        <text:list-item>
          <text:p text:style-name="P2">procaryote</text:p>
        </text:list-item>
        <text:list-item>
          <text:p text:style-name="P2">formes :</text:p>
          <text:list>
            <text:list-item>
              <text:p text:style-name="P2">sphérique (coque)</text:p>
            </text:list-item>
            <text:list-item>
              <text:p text:style-name="P2">bâtonnet (bacille)</text:p>
            </text:list-item>
            <text:list-item>
              <text:p text:style-name="P2">hélicoïdale </text:p>
            </text:list-item>
          </text:list>
        </text:list-item>
        <text:list-item>
          <text:p text:style-name="P3"><text:span text:style-name="T1">« </text:span>Les différentes formes de bactéries peuvent influencer leur capacité d’acquérir des nutriments, de s’attacher aux surfaces, de nager dans un liquide et d’échapper à la prédation. »</text:p>
        </text:list-item>
        <text:list-item>
          <text:p text:style-name="P4">seules, en paire ou en chaîne</text:p>
        </text:list-item>
        <text:list-item>
          <text:p text:style-name="P4">« Les bactéries possèdent un <text:a xlink:type="simple" xlink:href="https://fr.wikipedia.org/wiki/Chromosome" text:style-name="Internet_20_link" text:visited-style-name="Visited_20_Internet_20_Link">chromosome</text:a> généralement unique et circulaire (mais il y a des exceptions) qui porte la majorité des <text:a xlink:type="simple" xlink:href="https://fr.wikipedia.org/wiki/Gène" text:style-name="Internet_20_link" text:visited-style-name="Visited_20_Internet_20_Link">gènes</text:a>. Certains gènes ayant des fonctions particulières (résistance à un antibiotique, un prédateur, adaptation physiologique au milieu, etc.) sont cependant localisés sur des petites sections d'<text:a xlink:type="simple" xlink:href="https://fr.wikipedia.org/wiki/ADN" text:style-name="Internet_20_link" text:visited-style-name="Visited_20_Internet_20_Link">ADN</text:a> circulaire libres appelées <text:a xlink:type="simple" xlink:href="https://fr.wikipedia.org/wiki/Plasmide" text:style-name="Internet_20_link" text:visited-style-name="Visited_20_Internet_20_Link">plasmides</text:a>. »</text:p>
        </text:list-item>
        <text:list-item>
          <text:p text:style-name="P5">stress</text:p>
        </text:list-item>
        <text:list-item>
          <text:p text:style-name="P6">« Le plus souvent, les maladies bactériennes mortelles sont les infections respiratoires »</text:p>
        </text:list-item>
        <text:list-item>
          <text:p text:style-name="P6">troubles respiratoires ou intestinaux </text:p>
        </text:list-item>
        <text:list-item>
          <text:p text:style-name="P6">infection d'une blessure </text:p>
        </text:list-item>
        <text:list-item>
          <text:p text:style-name="P7"><text:a xlink:type="simple" xlink:href="https://fr.wikipedia.org/wiki/Antibiotique" text:style-name="Internet_20_link" text:visited-style-name="Visited_20_Internet_20_Link"><text:span text:style-name="T2">antibiotiques</text:span></text:a><text:span text:style-name="T2">, qui le plus souvent inhibent une de leurs fonctions vitales </text:span></text:p>
          <text:list>
            <text:list-item>
              <text:p text:style-name="P8"><text:span text:style-name="T2">bloque la synthèse de la paroi cellulaire </text:span><text:span text:style-name="T3">(</text:span><text:span text:style-name="T2">la </text:span><text:a xlink:type="simple" xlink:href="https://fr.wikipedia.org/wiki/Pénicilline" text:style-name="Internet_20_link" text:visited-style-name="Visited_20_Internet_20_Link"><text:span text:style-name="T2">pénicilline</text:span></text:a><text:span text:style-name="T3">)</text:span></text:p>
            </text:list-item>
            <text:list-item>
              <text:p text:style-name="P9"><text:span text:style-name="T2">de l'ADN</text:span></text:p>
            </text:list-item>
            <text:list-item>
              <text:p text:style-name="P9"><text:span text:style-name="T2">des protéines</text:span></text:p>
            </text:list-item>
            <text:list-item>
              <text:p text:style-name="P9"><text:span text:style-name="T2">de la production d'énergie</text:span></text:p>
            </text:list-item>
          </text:list>
        </text:list-item>
        <text:list-item>
          <text:p text:style-name="P10">3 types de bactéries</text:p>
          <text:list>
            <text:list-item>
              <text:p text:style-name="P10">Obligatoire, ne peut survivre en dehors de son hôte</text:p>
            </text:list-item>
            <text:list-item>
              <text:p text:style-name="P10">Accidentel, présent dans la nature. Blessure…</text:p>
            </text:list-item>
            <text:list-item>
              <text:p text:style-name="P10">Opportunistes, organisme malade ou fatigué</text:p>
            </text:list-item>
          </text:list>
        </text:list-item>
        <text:list-item>
          <text:p text:style-name="P10">l'évolution de l'infection bactérienne dépend de :</text:p>
          <text:list>
            <text:list-item>
              <text:p text:style-name="P10">nombre de bactéries</text:p>
            </text:list-item>
            <text:list-item>
              <text:p text:style-name="P10">sa virulence </text:p>
            </text:list-item>
            <text:list-item>
              <text:p text:style-name="P10">les défenses de l'organisme (degré de résistance)</text:p>
            </text:list-item>
          </text:list>
        </text:list-item>
        <text:list-item>
          <text:p text:style-name="P11">nécessité d'adhérer à un tissu</text:p>
        </text:list-item>
        <text:list-item>
          <text:p text:style-name="P11">se répandre</text:p>
          <text:list>
            <text:list-item>
              <text:p text:style-name="P11">l'endocytose permet de pénétrer un<text:span text:style-name="T4">e</text:span> cellule</text:p>
            </text:list-item>
            <text:list-item>
              <text:p text:style-name="P11">passer entre les cellules des muqueuses</text:p>
            </text:list-item>
          </text:list>
        </text:list-item>
        <text:list-item>
          <text:p text:style-name="P11">produire des substances (toxines) nuisantes</text:p>
        </text:list-item>
        <text:list-item>
          <text:p text:style-name="P12">phagocytes</text:p>
        </text:list-item>
        <text:list-item>
          <text:p text:style-name="P12">anticorps</text:p>
        </text:list-item>
        <text:list-item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5:18:02.045000000</meta:creation-date>
    <dc:date>2018-04-16T11:26:48.448000000</dc:date>
    <meta:editing-duration>PT34M59S</meta:editing-duration>
    <meta:editing-cycles>1</meta:editing-cycles>
    <meta:document-statistic meta:table-count="0" meta:image-count="0" meta:object-count="0" meta:page-count="1" meta:paragraph-count="34" meta:word-count="247" meta:character-count="1499" meta:non-whitespace-character-count="1313"/>
    <meta:generator>LibreOffice/5.0.5.2$Windows_x86 LibreOffice_project/55b006a02d247b5f7215fc6ea0fde844b30035b3</meta:generator>
  </office:meta>
</office:document-meta>
</file>